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4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able_20_Heading">
      <style:text-properties style:font-name="Liberation Serif" fo:font-size="15pt" style:font-size-asian="15pt" style:font-size-complex="15pt"/>
    </style:style>
    <style:style style:name="P27" style:family="paragraph" style:parent-style-name="Table_20_Contents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officeooo:paragraph-rsid="000ab53b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8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3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5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4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5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6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7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9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1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2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89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1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2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9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Text_20_body">
      <style:paragraph-properties style:writing-mode="lr-tb"/>
      <style:text-properties officeooo:paragraph-rsid="0054c035"/>
    </style:style>
    <style:style style:name="P10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2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3" style:family="paragraph" style:parent-style-name="Text_20_body" style:list-style-name="L9"/>
    <style:style style:name="P10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style:font-name="Liberation Serif" officeooo:rsid="002028a8"/>
    </style:style>
    <style:style style:name="T107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9" style:family="text">
      <style:text-properties fo:font-weight="normal" officeooo:rsid="0001f2b4" style:font-weight-asian="normal" style:font-weight-complex="normal"/>
    </style:style>
    <style:style style:name="T110" style:family="text">
      <style:text-properties fo:font-weight="normal" officeooo:rsid="001b9b4f" style:font-weight-asian="normal" style:font-weight-complex="normal"/>
    </style:style>
    <style:style style:name="T111" style:family="text">
      <style:text-properties officeooo:rsid="001b9b4f"/>
    </style:style>
    <style:style style:name="T112" style:family="text">
      <style:text-properties fo:font-weight="normal" officeooo:rsid="00256fbe" style:font-weight-asian="normal" style:font-weight-complex="normal"/>
    </style:style>
    <style:style style:name="T113" style:family="text">
      <style:text-properties fo:color="#000000" loext:opacity="100%" officeooo:rsid="000496ee" style:font-weight-asian="bold" style:font-weight-complex="bold"/>
    </style:style>
    <style:style style:name="T114" style:family="text">
      <style:text-properties officeooo:rsid="00256fbe"/>
    </style:style>
    <style:style style:name="T115" style:family="text">
      <style:text-properties fo:font-weight="normal"/>
    </style:style>
    <style:style style:name="T116" style:family="text">
      <style:text-properties fo:font-weight="normal" officeooo:rsid="00256fbe"/>
    </style:style>
    <style:style style:name="T117" style:family="text">
      <style:text-properties fo:color="#ff0000" loext:opacity="100%"/>
    </style:style>
    <style:style style:name="T118" style:family="text">
      <style:text-properties fo:font-weight="normal" officeooo:rsid="003c9902" style:font-weight-asian="normal" style:font-weight-complex="normal"/>
    </style:style>
    <style:style style:name="T119" style:family="text">
      <style:text-properties fo:color="#ff0000" loext:opacity="100%" officeooo:rsid="000496ee"/>
    </style:style>
    <style:style style:name="T120" style:family="text">
      <style:text-properties fo:font-weight="normal" officeooo:rsid="003cd1c5" style:font-weight-asian="normal" style:font-weight-complex="normal"/>
    </style:style>
    <style:style style:name="T121" style:family="text">
      <style:text-properties fo:color="#ff0000" loext:opacity="100%" officeooo:rsid="000695b6"/>
    </style:style>
    <style:style style:name="T122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2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24" style:family="text">
      <style:text-properties fo:color="#000000" loext:opacity="100%" fo:font-weight="normal" style:font-weight-asian="normal" style:font-weight-complex="normal"/>
    </style:style>
    <style:style style:name="T125" style:family="text">
      <style:text-properties fo:font-weight="normal" officeooo:rsid="000496ee"/>
    </style:style>
    <style:style style:name="T126" style:family="text">
      <style:text-properties officeooo:rsid="0007906c"/>
    </style:style>
    <style:style style:name="T127" style:family="text">
      <style:text-properties fo:color="#ff0000" loext:opacity="100%" officeooo:rsid="0007906c" style:font-weight-asian="bold" style:font-weight-complex="bold"/>
    </style:style>
    <style:style style:name="T128" style:family="text">
      <style:text-properties fo:color="#000000" loext:opacity="100%" officeooo:rsid="0007906c" style:font-weight-asian="bold" style:font-weight-complex="bold"/>
    </style:style>
    <style:style style:name="T129" style:family="text">
      <style:text-properties officeooo:rsid="000496ee" style:font-weight-asian="bold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2" style:family="text">
      <style:text-properties officeooo:rsid="0009e25c"/>
    </style:style>
    <style:style style:name="T133" style:family="text">
      <style:text-properties fo:color="#000000" loext:opacity="100%" officeooo:rsid="000f79a3"/>
    </style:style>
    <style:style style:name="T134" style:family="text">
      <style:text-properties officeooo:rsid="000f79a3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0" style:family="text">
      <style:text-properties fo:color="#000000" loext:opacity="100%" officeooo:rsid="001466b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2" style:family="text">
      <style:text-properties fo:font-weight="bold"/>
    </style:style>
    <style:style style:name="T143" style:family="text">
      <style:text-properties fo:color="#bf0041" loext:opacity="100%" fo:font-weight="bold"/>
    </style:style>
    <style:style style:name="T144" style:family="text">
      <style:text-properties fo:color="#bf0041" loext:opacity="100%" fo:font-weight="bold" officeooo:rsid="0054ec08"/>
    </style:style>
    <style:style style:name="T14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4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4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1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5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3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6" style:family="text">
      <style:text-properties officeooo:rsid="0054c035"/>
    </style:style>
    <style:style style:name="T15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officeooo:rsid="004e5f86"/>
    </style:style>
    <style:style style:name="T15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0" style:family="text">
      <style:text-properties officeooo:rsid="001466bd"/>
    </style:style>
    <style:style style:name="T16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2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3" style:family="text">
      <style:text-properties fo:color="#158466" loext:opacity="100%"/>
    </style:style>
    <style:style style:name="T164" style:family="text">
      <style:text-properties fo:color="#ad1457" loext:opacity="100%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7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8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9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0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1" style:family="text">
      <style:text-properties fo:font-size="15pt" officeooo:rsid="0011f355" style:font-size-asian="15pt" style:font-size-complex="15pt"/>
    </style:style>
    <style:style style:name="T172" style:family="text">
      <style:text-properties fo:font-size="15pt" style:font-size-asian="15pt" style:font-size-complex="15pt"/>
    </style:style>
    <style:style style:name="T173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2">___________________________________________________________________________________________<text:span text:style-name="T9">__________________</text:span></text:p>
      <text:p text:style-name="P8"><text:span text:style-name="T10">$</text:span><text:span text:style-name="T15"> </text:span><text:span text:style-name="T11">ls</text:span></text:p>
      <text:p text:style-name="P9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0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1"><text:s text:c="5"/><text:tab/></text:p>
      <text:p text:style-name="P12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3">-h <text:tab/>=<text:tab/>--human-readable <text:s/></text:p>
      <text:p text:style-name="P13">-r <text:tab/>=<text:tab/>--reverse</text:p>
      <text:p text:style-name="P13">-<text:span text:style-name="T22">R<text:tab/>=<text:tab/>--recursive</text:span></text:p>
      <text:p text:style-name="P14">-ls <text:tab/>= <text:tab/>-l -s <text:s text:c="30"/><text:span text:style-name="T22">************</text:span></text:p>
      <text:p text:style-name="P14">-<text:span text:style-name="T22">a<text:tab/>=<text:tab/>--</text:span><text:span text:style-name="T23">all</text:span></text:p>
      <text:p text:style-name="P15"/>
      <text:p text:style-name="P13">-l <text:s/>→ long listing</text:p>
      <text:p text:style-name="P13">-s <text:s/>→ show block size</text:p>
      <text:p text:style-name="P16"/>
      <text:p text:style-name="P17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8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8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19">$<text:span text:style-name="T36"> ls -</text:span><text:span text:style-name="T37">ls –human-readable</text:span></text:p>
      <text:p text:style-name="P19"><text:span text:style-name="T26">$</text:span><text:span text:style-name="T27"> ls -</text:span><text:span text:style-name="T36">ls <text:s/>-</text:span><text:span text:style-name="T37">r <text:s text:c="2"/></text:span></text:p>
      <text:p text:style-name="P2">___________________________________________________________________________________________<text:span text:style-name="T9">__________________</text:span></text:p>
      <text:p text:style-name="P8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0">$ <text:span text:style-name="T36">sudo -i  <text:s text:c="2"/></text:span><text:s text:c="40"/><text:tab/> <text:tab/><text:tab/> <text:s/><text:tab/><text:tab/><text:tab/><text:tab/> <text:tab/><text:tab/><text:tab/><text:tab/><text:tab/><text:tab/> <text:s text:c="6"/><text:span text:style-name="T14"><text:s/># </text:span><text:span text:style-name="T41">Super</text:span><text:span text:style-name="T14"> user😎️ </text:span></text:p>
      <text:p text:style-name="P21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2">___________________________________________________________________________________________<text:span text:style-name="T9">__________________</text:span></text:p>
      <text:p text:style-name="P22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/># </text:span><text:span text:style-name="T14">Remove specific files</text:span><text:span text:style-name="T45"> </text:span></text:p>
      <text:p text:style-name="P22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# </text:span><text:span text:style-name="T14">Remove specific empty directories</text:span><text:span text:style-name="T45"> </text:span></text:p>
      <text:p text:style-name="P23">rm -rf */</text:p>
      <text:p text:style-name="P23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4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3"/>
      <text:p text:style-name="P22"><text:span text:style-name="T26">$</text:span> <text:span text:style-name="T36">rm -r</text:span> <text:span text:style-name="T44">folder <text:s text:c="3"/></text:span></text:p>
      <text:p text:style-name="P25"><text:tab/>or <text:s text:c="4"/></text:p>
      <text:p text:style-name="P22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6">Flag</text:p>
            </table:table-cell>
            <table:table-cell table:style-name="Table1.A1" office:value-type="string">
              <text:p text:style-name="P26">Meaning</text:p>
            </table:table-cell>
            <table:table-cell table:style-name="Table1.A1" office:value-type="string">
              <text:p text:style-name="P26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7">recursive <text:s/># delete directories 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7">force (no confirmation, ignore errors<text:span text:style-name="T51">)</text:span> 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7">interactive (ask before deleting each file <text:span text:style-name="T51">)</text:span>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29"/>
      <text:p text:style-name="P30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1">It will ask:</text:p>
      <text:p text:style-name="P32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3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4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5">___________________________________________________________________________________________<text:span text:style-name="T9">__________________</text:span></text:p>
      <text:p text:style-name="P36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6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7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7"><text:span text:style-name="Source_20_Text"><text:span text:style-name="T74"><text:tab/></text:span></text:span></text:p>
      <text:h text:style-name="P38" text:outline-level="3"><text:span text:style-name="Source_20_Text"><text:span text:style-name="T69">If you want to search for a specific command:</text:span></text:span></text:h>
      <text:p text:style-name="P39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7"><text:span text:style-name="Source_20_Text"><text:span text:style-name="T74"><text:s text:c="2"/><text:tab/><text:tab/><text:tab/><text:tab/><text:tab/><text:tab/><text:tab/><text:tab/></text:span></text:span></text:p>
      <text:p text:style-name="P37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7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7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7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7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0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1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2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3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4"><text:span text:style-name="T2"><text:s text:c="4"/></text:span><text:s/><text:span text:style-name="T87">=</text:span> <text:s/>all characters from all languages + symbols + emojis</text:p>
            <text:p text:style-name="P45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4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4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5"><text:span text:style-name="Strong_20_Emphasis"><text:span text:style-name="T14"><text:s text:c="70"/>(letters, numbers, basic symbols </text:span></text:span></text:p>
            <text:p text:style-name="P44"><text:span text:style-name="Strong_20_Emphasis"><text:span text:style-name="T14"><text:s text:c="2"/></text:span></text:span></text:p>
            <text:p text:style-name="P44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6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6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7"><text:span text:style-name="Strong_20_Emphasis"><text:span text:style-name="T96"><text:s text:c="3"/>Examples</text:span></text:span></text:p>
            <text:p text:style-name="P48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3"><text:s text:c="3"/>Uses <text:span text:style-name="Strong_20_Emphasis"><text:span text:style-name="T14">Unicode</text:span></text:span> characters for pretty tree:</text:p>
            <text:p text:style-name="P49"><text:span text:style-name="Source_20_Text"><text:s text:c="2"/>├─sda1</text:span></text:p>
            <text:p text:style-name="P50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1"><text:span text:style-name="Source_20_Text"><text:span text:style-name="T97"><text:s text:c="3"/></text:span></text:span></text:p>
            <text:p text:style-name="P51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3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2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7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4"><text:s text:c="5"/><text:tab/><text:tab/><text:tab/></text:p>
      <text:p text:style-name="P53"><text:span text:style-name="Source_20_Text"><text:span text:style-name="T105">___________________________________________________________________________________________</text:span></text:span><text:span text:style-name="Source_20_Text"><text:span text:style-name="T106">__________________</text:span></text:span></text:p>
      <text:p text:style-name="P53"><text:span text:style-name="Source_20_Text"><text:span text:style-name="T80"/></text:span></text:p>
      <text:p text:style-name="P53"><text:span text:style-name="Source_20_Text"><text:span text:style-name="T80"/></text:span></text:p>
      <text:p text:style-name="P53"><text:span text:style-name="Source_20_Text"><text:span text:style-name="T80"/></text:span></text:p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34"><text:span text:style-name="T55"><text:line-break/></text:span><text:span text:style-name="T107">___________________________________________________________________________________________</text:span><text:span text:style-name="T108">__________________</text:span></text:p>
      <text:p text:style-name="P55"><text:span text:style-name="T26">$</text:span> <text:span text:style-name="T36">mkdir</text:span> <text:span text:style-name="T14">folder</text:span><text:span text:style-name="T109">_</text:span><text:span text:style-name="T14">name<text:tab/></text:span></text:p>
      <text:p text:style-name="P55">$ <text:span text:style-name="T36">mkdir</text:span> <text:span text:style-name="T14">path/to/</text:span><text:span text:style-name="T110">folder_name</text:span><text:span text:style-name="T14">{</text:span><text:span text:style-name="T110">1</text:span><text:span text:style-name="T14">..10}</text:span><text:tab/><text:tab/><text:tab/><text:tab/><text:tab/><text:tab/><text:tab/> <text:s text:c="5"/><text:span text:style-name="T111"><text:s/># </text:span><text:span text:style-name="T14">Create multiple </text:span><text:span text:style-name="T112">folder</text:span><text:span text:style-name="T14"> with an increasing number</text:span><text:span text:style-name="T110"> </text:span><text:span text:style-name="T14"><text:tab/></text:span></text:p>
      <text:p text:style-name="P56"><text:span text:style-name="T113">$</text:span> <text:span text:style-name="T36">touch path/to/file{1..10}</text:span><text:tab/><text:tab/><text:tab/><text:tab/><text:tab/><text:tab/><text:tab/><text:tab/><text:tab/><text:tab/><text:span text:style-name="T114"> # </text:span><text:span text:style-name="T115">Create multiple files with an increasing number</text:span><text:span text:style-name="T116"> </text:span></text:p>
      <text:p text:style-name="P57"><text:span text:style-name="T26">$</text:span> <text:span text:style-name="T36">touch</text:span> <text:span text:style-name="T14">1.txt</text:span></text:p>
      <text:p text:style-name="P2">___________________________________________________________________________________________<text:span text:style-name="T9">__________________</text:span></text:p>
      <text:p text:style-name="P58"><text:span text:style-name="T117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18"><text:s/># Display file/folder information </text:span></text:p>
      <text:p text:style-name="P59"><text:span text:style-name="T119">$</text:span> uptime<text:tab/><text:tab/><text:tab/><text:tab/><text:tab/><text:tab/><text:tab/><text:tab/><text:tab/><text:tab/><text:tab/><text:tab/><text:tab/> <text:s text:c="8"/><text:span text:style-name="T120"><text:s/># Tell how long the system has been running </text:span></text:p>
      <text:p text:style-name="P60"/>
      <text:p text:style-name="P59"><text:span text:style-name="T119">$</text:span> nautilus  <text:span text:style-name="T14">path/path/path</text:span></text:p>
      <text:p text:style-name="P61"><text:span text:style-name="T119">$</text:span> nautilus  <text:span text:style-name="T14">.</text:span></text:p>
      <text:p text:style-name="P62"/>
      <text:p text:style-name="P59"><text:span text:style-name="T119">$</text:span> whoami</text:p>
      <text:p text:style-name="P59"><text:span text:style-name="T119">$</text:span> exit</text:p>
      <text:p text:style-name="P59"><text:span text:style-name="T119">$</text:span> grep -r "<text:span text:style-name="T14">word_find</text:span>"  <text:span text:style-name="T14">folder/<text:tab/><text:tab/><text:tab/><text:tab/></text:span><text:span text:style-name="T121">*******************************</text:span></text:p>
      <text:p text:style-name="P63"><text:span text:style-name="T122">$</text:span><text:span text:style-name="T123"> npm install –legacy-peer-deps</text:span></text:p>
      <text:p text:style-name="P64">$ <text:span text:style-name="T124">command1</text:span><text:span text:style-name="T99"> | </text:span><text:span text:style-name="T124">command2</text:span><text:span text:style-name="T99"> | </text:span><text:span text:style-name="T124">command3</text:span><text:span text:style-name="T26"> <text:s/></text:span><text:span text:style-name="T125"><text:tab/><text:tab/><text:tab/></text:span><text:span text:style-name="T115">vs<text:tab/><text:tab/><text:tab/></text:span>$ <text:span text:style-name="T99">command1</text:span></text:p>
      <text:p text:style-name="P65"><text:span text:style-name="T117"><text:tab/><text:tab/><text:tab/><text:tab/><text:tab/><text:tab/><text:tab/><text:tab/><text:tab/><text:tab/><text:tab/><text:tab/><text:tab/>$ </text:span>command<text:span text:style-name="T126">2</text:span></text:p>
      <text:p text:style-name="P65"><text:span text:style-name="T127"><text:tab/><text:tab/><text:tab/><text:tab/><text:tab/><text:tab/><text:tab/><text:tab/><text:tab/><text:tab/><text:tab/><text:tab/><text:tab/>$ </text:span><text:span text:style-name="T128">command3</text:span><text:span text:style-name="T129"> </text:span></text:p>
      <text:p text:style-name="P66"/>
      <text:p text:style-name="P66"/>
      <text:p text:style-name="P67"><text:span text:style-name="Strong_20_Emphasis"><text:span text:style-name="T48">Run command 2 if command 1 succeeds</text:span></text:span><text:span text:style-name="T48">:</text:span></text:p>
      <text:p text:style-name="P68"><text:span text:style-name="Source_20_Text"><text:span text:style-name="T48">command1 &amp;&amp; command2</text:span></text:span></text:p>
      <text:list text:style-name="L2">
        <text:list-item>
          <text:p text:style-name="P69"><text:span text:style-name="Strong_20_Emphasis"><text:span text:style-name="T48">Run command 2 if command 1 fails</text:span></text:span><text:span text:style-name="T48">:</text:span></text:p>
        </text:list-item>
      </text:list>
      <text:p text:style-name="P68"><text:span text:style-name="Source_20_Text"><text:span text:style-name="T48">command1 || command2</text:span></text:span></text:p>
      <text:list text:style-name="L3">
        <text:list-item>
          <text:p text:style-name="P70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1"><text:span text:style-name="Source_20_Text"><text:span text:style-name="T48">command1; command2</text:span></text:span></text:p>
      <text:p text:style-name="P67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2">You can use it for filtering, transforming, sorting, and processing data in real-time.</text:p>
        </text:list-item>
      </text:list>
      <text:p text:style-name="P66"/>
      <text:p text:style-name="P73"><text:span text:style-name="T122">$</text:span><text:span text:style-name="T123"> </text:span><text:span text:style-name="T130">tldr command <text:s/># eg. tldr tldr or tlder man </text:span></text:p>
      <text:p text:style-name="P73"><text:span text:style-name="T119">$</text:span> man command</text:p>
      <text:p text:style-name="P73"><text:span text:style-name="T122">$</text:span><text:span text:style-name="T123"> </text:span><text:span text:style-name="T131">cat</text:span></text:p>
      <text:p text:style-name="P74"><text:span text:style-name="T119">$</text:span> <text:span text:style-name="T132">wget</text:span></text:p>
      <text:p text:style-name="P75">$<text:span text:style-name="T99"> </text:span><text:span text:style-name="T133">cp</text:span></text:p>
      <text:p text:style-name="P76"><text:span text:style-name="T117">$</text:span> <text:span text:style-name="T134">mv</text:span></text:p>
      <text:p text:style-name="P76"><text:span text:style-name="T122">$</text:span><text:span text:style-name="T123"> </text:span><text:span text:style-name="T135">find</text:span></text:p>
      <text:p text:style-name="P77"><text:span text:style-name="T136">$</text:span><text:span text:style-name="T137"> </text:span><text:span text:style-name="T138">chmod</text:span></text:p>
      <text:p text:style-name="P76"><text:span text:style-name="T122">$</text:span><text:span text:style-name="T123"> </text:span><text:span text:style-name="T139">nano</text:span></text:p>
      <text:p text:style-name="P78">$<text:span text:style-name="T99"> </text:span><text:span text:style-name="T140">nautilus</text:span></text:p>
      <text:p text:style-name="P79"><text:span text:style-name="T14"/></text:p>
      <text:p text:style-name="P80"><text:span text:style-name="T136">$</text:span><text:span text:style-name="T137"> </text:span><text:span text:style-name="T141">wc -l</text:span></text:p>
      <text:p text:style-name="P80"><text:span text:style-name="T142"/></text:p>
      <text:p text:style-name="P81"><text:span text:style-name="T122">$</text:span><text:span text:style-name="T123"> </text:span><text:span text:style-name="T139">n</text:span></text:p>
      <text:p text:style-name="P81"><text:span text:style-name="T119">$</text:span> n</text:p>
      <text:p text:style-name="P81"/>
      <text:p text:style-name="P82"/>
      <text:p text:style-name="P82"/>
      <text:p text:style-name="P83"><text:span text:style-name="Source_20_Text"><text:span text:style-name="T105">/tmp</text:span></text:span><text:span text:style-name="T105"> is a </text:span><text:span text:style-name="Strong_20_Emphasis"><text:span text:style-name="T105">temporary directory</text:span></text:span><text:span text:style-name="T105"> in Linux.</text:span></text:p>
      <text:list text:style-name="L5">
        <text:list-item>
          <text:p text:style-name="P84"><text:span text:style-name="T105">It stores files that are deleted </text:span><text:span text:style-name="Strong_20_Emphasis"><text:span text:style-name="T105">automatically after reboot</text:span></text:span><text:span text:style-name="T105"> or sometimes after a few days.</text:span></text:p>
        </text:list-item>
      </text:list>
      <text:p text:style-name="P82"/>
      <text:p text:style-name="P82"/>
      <text:p text:style-name="P85"><text:span text:style-name="Source_20_Text"><text:span text:style-name="T105">/tmp</text:span></text:span><text:span text:style-name="T105"> means: the folder named </text:span><text:span text:style-name="Strong_20_Emphasis"><text:span text:style-name="T105">tmp</text:span></text:span><text:span text:style-name="T105"> inside root (</text:span><text:span text:style-name="Source_20_Text"><text:span text:style-name="T105">/</text:span></text:span><text:span text:style-name="T105"> </text:span></text:p>
      <text:list text:style-name="L6">
        <text:list-item>
          <text:p text:style-name="P86"><text:span text:style-name="Source_20_Text"><text:span text:style-name="T105">tmp/</text:span></text:span><text:span text:style-name="T105"> means: a folder named </text:span><text:span text:style-name="Strong_20_Emphasis"><text:span text:style-name="T105">tmp</text:span></text:span><text:span text:style-name="T105"> inside your </text:span><text:span text:style-name="Strong_20_Emphasis"><text:span text:style-name="T105">current directory</text:span></text:span><text:span text:style-name="T105"><text:line-break/></text:span></text:p>
        </text:list-item>
      </text:list>
      <text:p text:style-name="P87"/>
      <text:p text:style-name="P83"><text:span text:style-name="Source_20_Text"><text:span text:style-name="T105">/opt</text:span></text:span><text:span text:style-name="T105"> = </text:span><text:span text:style-name="Strong_20_Emphasis"><text:span text:style-name="T105">optional application software</text:span></text:span><text:span text:style-name="T105"><text:line-break/>It is part of official Linux Filesystem Hierarchy Standard (FHS .</text:span></text:p>
      <text:h text:style-name="P88" text:outline-level="3">✔ Meaning:</text:h>
      <text:p text:style-name="P89"><text:span text:style-name="Source_20_Text"><text:span text:style-name="T105">opt</text:span></text:span><text:span text:style-name="T105"> = </text:span><text:span text:style-name="Strong_20_Emphasis"><text:span text:style-name="T105">optional</text:span></text:span><text:span text:style-name="T105"><text:line-break/>This folder is used for applications that </text:span><text:span text:style-name="Strong_20_Emphasis"><text:span text:style-name="T105">are not part of the OS</text:span></text:span><text:span text:style-name="T105"> — custom software, third-party tools, your own scripts, etc.</text:span></text:p>
      <text:h text:style-name="P90" text:outline-level="3"><text:span text:style-name="T105">✔ Why use </text:span><text:span text:style-name="Source_20_Text"><text:span text:style-name="T105">/opt</text:span></text:span><text:span text:style-name="T105">?</text:span></text:h>
      <text:p text:style-name="P31">Because it is:</text:p>
      <text:list text:style-name="L7">
        <text:list-item>
          <text:p text:style-name="P91"><text:span text:style-name="Strong_20_Emphasis"><text:span text:style-name="T105">Persistent</text:span></text:span><text:span text:style-name="T105"> (does NOT delete on reboot </text:span></text:p>
        </text:list-item>
        <text:list-item>
          <text:p text:style-name="P91"><text:span text:style-name="Strong_20_Emphasis"><text:span text:style-name="T105">Clean</text:span></text:span><text:span text:style-name="T105"> (keeps your custom apps separate from system files </text:span></text:p>
        </text:list-item>
        <text:list-item>
          <text:p text:style-name="P91"><text:span text:style-name="Strong_20_Emphasis"><text:span text:style-name="T105">Standard</text:span></text:span><text:span text:style-name="T105"> across Ubuntu/Kali/other Linux distros</text:span></text:p>
        </text:list-item>
        <text:list-item>
          <text:p text:style-name="P91"><text:span text:style-name="T105">Good for </text:span><text:span text:style-name="Strong_20_Emphasis"><text:span text:style-name="T105">manual installations</text:span></text:span><text:span text:style-name="T105"> (vs </text:span><text:span text:style-name="Source_20_Text"><text:span text:style-name="T105">/usr/bin</text:span></text:span><text:span text:style-name="T105"> which is for package-managed software </text:span></text:p>
        </text:list-item>
      </text:list>
      <text:h text:style-name="P88" text:outline-level="3">✔ Example:</text:h>
      <text:list text:style-name="L8">
        <text:list-item>
          <text:p text:style-name="P92"><text:span text:style-name="T105">Google Chrome installs in </text:span><text:span text:style-name="Source_20_Text"><text:span text:style-name="T105">/opt/google/</text:span></text:span></text:p>
        </text:list-item>
        <text:list-item>
          <text:p text:style-name="P92"><text:span text:style-name="T105">Android Studio installs in </text:span><text:span text:style-name="Source_20_Text"><text:span text:style-name="T105">/opt/android-studio/</text:span></text:span></text:p>
        </text:list-item>
        <text:list-item>
          <text:p text:style-name="P92"><text:span text:style-name="T105">You can keep your custom tools in </text:span><text:span text:style-name="Source_20_Text"><text:span text:style-name="T105">/opt/mytools/</text:span></text:span></text:p>
        </text:list-item>
      </text:list>
      <text:p text:style-name="P82"/>
      <text:p text:style-name="P82"/>
      <text:p text:style-name="P82"><text:soft-page-break/></text:p>
      <text:p text:style-name="P93"/>
      <text:p text:style-name="P93"/>
      <text:p text:style-name="P94"><text:span text:style-name="T143">___________________________</text:span><text:span text:style-name="T144">_________________ Development Purpose ___________</text:span><text:span text:style-name="T143">__________________________________</text:span></text:p>
      <text:p text:style-name="P95"><text:span text:style-name="T38">$</text:span><text:span text:style-name="T15"> </text:span><text:span text:style-name="T145">nvm ls</text:span><text:span text:style-name="T146">   </text:span><text:span text:style-name="T15"> </text:span><text:span text:style-name="T15">         </text:span></text:p>
      <text:p text:style-name="P94"><text:span text:style-name="T40">$ </text:span><text:span text:style-name="T147">nvm use 20.17.0 <text:s text:c="17"/></text:span><text:span text:style-name="T148">#</text:span><text:span text:style-name="T149"> </text:span><text:span text:style-name="T148">Find out which versions of Node.js you may have installed and which one of those you're currently using</text:span></text:p>
      <text:p text:style-name="P80"><text:span text:style-name="T150">___________________________</text:span><text:span text:style-name="T151">____________________ </text:span><text:span text:style-name="T150">R</text:span><text:span text:style-name="T151">are</text:span><text:span text:style-name="T150">ly Used </text:span><text:span text:style-name="T151">___________</text:span><text:span text:style-name="T150">_______________________________________</text:span></text:p>
      <text:p text:style-name="P80"><text:span text:style-name="T152">$ </text:span><text:span text:style-name="T153">nslookup google.com </text:span><text:span text:style-name="T152">                                               </text:span><text:span text:style-name="T154">          <text:s text:c="64"/> </text:span><text:span text:style-name="T155"># Find the IP Address of a Website</text:span></text:p>
      <text:p text:style-name="P96">_________________________<text:span text:style-name="T156">_________________________</text:span> <text:span text:style-name="T156">Swap <text:s/>_____________________</text:span>________________________________</text:p>
      <text:p text:style-name="P80"><text:span text:style-name="T157">$ </text:span><text:span text:style-name="T147">sudo swapoff -a</text:span><text:span text:style-name="T157"> </text:span><text:span text:style-name="T152">                                                                                           <text:tab/><text:tab/><text:tab/><text:tab/><text:tab/><text:tab/><text:tab/> <text:s text:c="6"/></text:span><text:span text:style-name="T155"># swap memory off</text:span></text:p>
      <text:p text:style-name="P97">_______________________________<text:span text:style-name="T158">______</text:span> 🔑 Unlocking Your WD Passport Drive <text:s/>_________________________________<text:span text:style-name="T9">____</text:span></text:p>
      <text:p text:style-name="P98"><text:span text:style-name="T159">$</text:span><text:span text:style-name="T160"> </text:span>sudo apt update <text:s/><text:tab/><text:tab/><text:tab/></text:p>
      <text:p text:style-name="P98"><text:span text:style-name="T159">$</text:span><text:span text:style-name="T161"> </text:span>sudo apt install -y python3-pip git</text:p>
      <text:p text:style-name="P98"><text:span text:style-name="T159">$</text:span><text:span text:style-name="T161"> </text:span>sudo pip3 install pyudev git+https://github.com/crypto-universe/py_sg –break-system-packages</text:p>
      <text:p text:style-name="P99"><text:span text:style-name="T38">$</text:span><text:span text:style-name="T162"> </text:span><text:span text:style-name="T163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9"><text:span text:style-name="T38">$</text:span><text:span text:style-name="T162"> </text:span><text:span text:style-name="T163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0">will vanish when rebooted</text:span></text:p>
      <text:p text:style-name="P99"><text:span text:style-name="T38">$</text:span><text:span text:style-name="T162"> </text:span><text:span text:style-name="T163">wget https://raw.githubusercontent.com/0-duke/wdpassport-utils/master/wdpassport-utils.py -O wdpassport-utils.py</text:span><text:span text:style-name="T164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9"><text:span text:style-name="T38">$</text:span><text:span text:style-name="T162"> </text:span><text:span text:style-name="T163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0"><text:span text:style-name="T165">$</text:span><text:span text:style-name="T166"> </text:span><text:span text:style-name="T167">sudo python3 /tmp/wdpassport-utils.py -u -d /dev/</text:span><text:span text:style-name="T168">sdx*</text:span><text:span text:style-name="T169"><text:tab/> <text:s text:c="11"/></text:span><text:span text:style-name="T165">#</text:span><text:span text:style-name="T14">🔓</text:span><text:span text:style-name="T169">Unlock your WD Passport drive (replace sdx* with actual device </text:span></text:p>
      <text:h text:style-name="P101" text:outline-level="2">Flags Used</text:h>
      <text:list text:style-name="L9">
        <text:list-item>
          <text:p text:style-name="P102"><text:span text:style-name="Strong_20_Emphasis"><text:span text:style-name="Source_20_Text">-u</text:span></text:span> <text:s text:c="25"/>→ Unlock the drive 🔓</text:p>
        </text:list-item>
        <text:list-item>
          <text:p text:style-name="P10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3"><text:span text:style-name="T170">+x</text:span><text:span text:style-name="T171"> <text:s text:c="25"/>→ </text:span><text:span text:style-name="T172">add execute permission ⚙️</text:span></text:p>
        </text:list-item>
      </text:list>
      <text:p text:style-name="P104"/>
      <text:p text:style-name="P105">_______________________________<text:span text:style-name="T158">_____</text:span>___<text:span text:style-name="T158">_____</text:span> Fan Mode Commands <text:s/>_________________________________<text:span text:style-name="T9">___________</text:span></text:p>
      <text:p text:style-name="P105"/>
      <text:p text:style-name="P106">0 -&gt; Super Silent Mode 🔇</text:p>
      <text:p text:style-name="P106">1 -&gt; Standard Mode ⚙️</text:p>
      <text:p text:style-name="P106">2 -&gt; Dust Cleaning 🧹</text:p>
      <text:p text:style-name="P106">4 -&gt; Efficient Thermal Dissipation Mode 🌡️</text:p>
      <text:p text:style-name="P107"/>
      <text:p text:style-name="P108"><text:span text:style-name="T173">$</text:span><text:span text:style-name="T158"> </text:span>echo 0 | sudo tee /sys/bus/platform/drivers/ideapad_acpi/VPC2004:00/fan_mode</text:p>
      <text:p text:style-name="P109"><text:span text:style-name="T173">$</text:span><text:span text:style-name="T158"> </text:span>echo <text:span text:style-name="T158">1</text:span> | sudo tee /sys/bus/platform/drivers/ideapad_acpi/VPC2004:00/fan_mode</text:p>
      <text:p text:style-name="P109"><text:span text:style-name="T173">$</text:span><text:span text:style-name="T158"> </text:span>echo <text:span text:style-name="T158">2</text:span> | sudo tee /sys/bus/platform/drivers/ideapad_acpi/VPC2004:00/fan_mode</text:p>
      <text:p text:style-name="P109"><text:span text:style-name="T173">$</text:span><text:span text:style-name="T158"> </text:span>echo <text:span text:style-name="T158">4</text:span> | sudo tee /sys/bus/platform/drivers/ideapad_acpi/VPC2004:00/fan_mode</text:p>
      <text:p text:style-name="P109"/>
      <text:p text:style-name="P109"/>
      <text:p text:style-name="P109"/>
      <text:p text:style-name="P110">____________________________________________________________________________________________________________</text:p>
      <text:p text:style-name="P111"># used to broadcast important notifications or announcements to all users currently logged into the system.</text:p>
      <text:p text:style-name="P94"><text:span text:style-name="T152">$ wall "we will be going down for maintenance for one hour sharply at 03:30 pm"</text:span></text:p>
      <text:p text:style-name="P111">#combines the functionality of both the ‘uptime‘ and ‘who‘ commands,</text:p>
      <text:p text:style-name="P112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9:25:30.772803507</dc:date>
    <meta:editing-duration>PT23H35M30S</meta:editing-duration>
    <meta:editing-cycles>45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9" meta:word-count="1208" meta:character-count="10314" meta:non-whitespace-character-count="7642"/>
  </office:meta>
</office:document-meta>
</file>